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4.57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3.866cm"/>
    </style:style>
    <style:style style:name="co12" style:family="table-column">
      <style:table-column-properties fo:break-before="auto" style:column-width="4.221cm"/>
    </style:style>
    <style:style style:name="co13" style:family="table-column">
      <style:table-column-properties fo:break-before="auto" style:column-width="3.785cm"/>
    </style:style>
    <style:style style:name="co14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perience 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Volume (cm³)</text:p>
          </table:table-cell>
          <table:table-cell office:value-type="string" calcext:value-type="string">
            <text:p>Incertitude volume (cm³)</text:p>
          </table:table-cell>
          <table:table-cell office:value-type="string" calcext:value-type="string">
            <text:p>Pression 1 (hPa)</text:p>
          </table:table-cell>
          <table:table-cell office:value-type="string" calcext:value-type="string">
            <text:p>Pression 2 (hPa)</text:p>
          </table:table-cell>
          <table:table-cell office:value-type="string" calcext:value-type="string">
            <text:p>Pression 3 (hPa)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float" office:value="1050" calcext:value-type="float">
            <text:p>1050</text:p>
          </table:table-cell>
          <table:table-cell office:value-type="float" office:value="1070" calcext:value-type="float">
            <text:p>1070</text:p>
          </table:table-cell>
          <table:table-cell table:number-columns-repeated="1019"/>
        </table:table-row>
        <table:table-row table:style-name="ro1">
          <table:table-cell table:formula="of:=[.A2]+5" office:value-type="float" office:value="20" calcext:value-type="float">
            <text:p>20</text:p>
          </table:table-cell>
          <table:table-cell table:formula="of:=[.B2]"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810" calcext:value-type="float">
            <text:p>810</text:p>
          </table:table-cell>
          <table:table-cell office:value-type="float" office:value="816" calcext:value-type="float">
            <text:p>816</text:p>
          </table:table-cell>
          <table:table-cell table:number-columns-repeated="1019"/>
        </table:table-row>
        <table:table-row table:style-name="ro1">
          <table:table-cell table:formula="of:=[.A3]+5" office:value-type="float" office:value="25" calcext:value-type="float">
            <text:p>25</text:p>
          </table:table-cell>
          <table:table-cell table:formula="of:=[.B3]"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654" calcext:value-type="float">
            <text:p>654</text:p>
          </table:table-cell>
          <table:table-cell office:value-type="float" office:value="652" calcext:value-type="float">
            <text:p>652</text:p>
          </table:table-cell>
          <table:table-cell table:number-columns-repeated="1019"/>
        </table:table-row>
        <table:table-row table:style-name="ro1">
          <table:table-cell table:formula="of:=[.A4]+5" office:value-type="float" office:value="30" calcext:value-type="float">
            <text:p>30</text:p>
          </table:table-cell>
          <table:table-cell table:formula="of:=[.B4]"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552" calcext:value-type="float">
            <text:p>552</text:p>
          </table:table-cell>
          <table:table-cell office:value-type="float" office:value="556" calcext:value-type="float">
            <text:p>556</text:p>
          </table:table-cell>
          <table:table-cell table:number-columns-repeated="1019"/>
        </table:table-row>
        <table:table-row table:style-name="ro1">
          <table:table-cell table:formula="of:=[.A5]+5" office:value-type="float" office:value="35" calcext:value-type="float">
            <text:p>35</text:p>
          </table:table-cell>
          <table:table-cell table:formula="of:=[.B5]"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474" calcext:value-type="float">
            <text:p>474</text:p>
          </table:table-cell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formula="of:=[.A6]+5" office:value-type="float" office:value="40" calcext:value-type="float">
            <text:p>40</text:p>
          </table:table-cell>
          <table:table-cell table:formula="of:=[.B6]"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417" calcext:value-type="float">
            <text:p>417</text:p>
          </table:table-cell>
          <table:table-cell office:value-type="float" office:value="427" calcext:value-type="float">
            <text:p>427</text:p>
          </table:table-cell>
          <table:table-cell table:number-columns-repeated="1019"/>
        </table:table-row>
        <table:table-row table:style-name="ro1">
          <table:table-cell table:formula="of:=[.A7]+5" office:value-type="float" office:value="45" calcext:value-type="float">
            <text:p>45</text:p>
          </table:table-cell>
          <table:table-cell table:formula="of:=[.B7]"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374" calcext:value-type="float">
            <text:p>374</text:p>
          </table:table-cell>
          <table:table-cell table:number-columns-repeated="1019"/>
        </table:table-row>
        <table:table-row table:style-name="ro1">
          <table:table-cell table:formula="of:=[.A8]+5" office:value-type="float" office:value="50" calcext:value-type="float">
            <text:p>50</text:p>
          </table:table-cell>
          <table:table-cell table:formula="of:=[.B8]"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table:formula="of:=[.A9]+5" office:value-type="float" office:value="55" calcext:value-type="float">
            <text:p>55</text:p>
          </table:table-cell>
          <table:table-cell table:formula="of:=[.B9]"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table:formula="of:=[.A10]+5" office:value-type="float" office:value="60" calcext:value-type="float">
            <text:p>60</text:p>
          </table:table-cell>
          <table:table-cell table:formula="of:=[.B10]"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rience 2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020" table:default-cell-style-name="ce2"/>
        <table:table-row table:style-name="ro1">
          <table:table-cell office:value-type="string" calcext:value-type="string">
            <text:p>Pression (hPa)</text:p>
          </table:table-cell>
          <table:table-cell office:value-type="string" calcext:value-type="string">
            <text:p>Incertitude pression (Pa)</text:p>
          </table:table-cell>
          <table:table-cell office:value-type="string" calcext:value-type="string">
            <text:p>Température (°C)</text:p>
          </table:table-cell>
          <table:table-cell office:value-type="string" calcext:value-type="string">
            <text:p>Température (K)</text:p>
          </table:table-cell>
          <table:table-cell table:number-columns-repeated="1020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table:formula="of:=[.C2] + 273.15" office:value-type="float" office:value="296.05" calcext:value-type="float">
            <text:p>296.05</text:p>
          </table:table-cell>
          <table:table-cell table:number-columns-repeated="1020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25.4" calcext:value-type="float">
            <text:p>25.4</text:p>
          </table:table-cell>
          <table:table-cell table:formula="of:=[.C3] + 273.15" office:value-type="float" office:value="298.55" calcext:value-type="float">
            <text:p>298.55</text:p>
          </table:table-cell>
          <table:table-cell table:number-columns-repeated="1020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table:formula="of:=[.C4] + 273.15" office:value-type="float" office:value="299.35" calcext:value-type="float">
            <text:p>299.35</text:p>
          </table:table-cell>
          <table:table-cell table:number-columns-repeated="1020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5] + 273.15" office:value-type="float" office:value="300.15" calcext:value-type="float">
            <text:p>300.15</text:p>
          </table:table-cell>
          <table:table-cell table:number-columns-repeated="1020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[.B5]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C6] + 273.15" office:value-type="float" office:value="301.15" calcext:value-type="float">
            <text:p>301.15</text:p>
          </table:table-cell>
          <table:table-cell table:number-columns-repeated="1020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[.B6]" office:value-type="float" office:value="1" calcext:value-type="float">
            <text:p>1</text:p>
          </table:table-cell>
          <table:table-cell office:value-type="float" office:value="28.4" calcext:value-type="float">
            <text:p>28.4</text:p>
          </table:table-cell>
          <table:table-cell table:formula="of:=[.C7] + 273.15" office:value-type="float" office:value="301.55" calcext:value-type="float">
            <text:p>301.55</text:p>
          </table:table-cell>
          <table:table-cell table:number-columns-repeated="1020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[.B7]" office:value-type="float" office:value="1" calcext:value-type="float">
            <text:p>1</text:p>
          </table:table-cell>
          <table:table-cell office:value-type="float" office:value="29.2" calcext:value-type="float">
            <text:p>29.2</text:p>
          </table:table-cell>
          <table:table-cell table:formula="of:=[.C8] + 273.15" office:value-type="float" office:value="302.35" calcext:value-type="float">
            <text:p>302.35</text:p>
          </table:table-cell>
          <table:table-cell table:number-columns-repeated="1020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[.B8]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C9] + 273.15" office:value-type="float" office:value="303.15" calcext:value-type="float">
            <text:p>303.15</text:p>
          </table:table-cell>
          <table:table-cell table:number-columns-repeated="1020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[.B9]" office:value-type="float" office:value="1" calcext:value-type="float">
            <text:p>1</text:p>
          </table:table-cell>
          <table:table-cell office:value-type="float" office:value="31.6" calcext:value-type="float">
            <text:p>31.6</text:p>
          </table:table-cell>
          <table:table-cell table:formula="of:=[.C10] + 273.15" office:value-type="float" office:value="304.75" calcext:value-type="float">
            <text:p>304.75</text:p>
          </table:table-cell>
          <table:table-cell table:number-columns-repeated="1020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[.B10]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formula="of:=[.C11] + 273.15" office:value-type="float" office:value="305.65" calcext:value-type="float">
            <text:p>305.65</text:p>
          </table:table-cell>
          <table:table-cell table:number-columns-repeated="1020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[.B11]" office:value-type="float" office:value="1" calcext:value-type="float">
            <text:p>1</text:p>
          </table:table-cell>
          <table:table-cell office:value-type="float" office:value="33.1" calcext:value-type="float">
            <text:p>33.1</text:p>
          </table:table-cell>
          <table:table-cell table:formula="of:=[.C12] + 273.15" office:value-type="float" office:value="306.25" calcext:value-type="float">
            <text:p>306.25</text:p>
          </table:table-cell>
          <table:table-cell table:number-columns-repeated="1020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[.B12]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C13] + 273.15" office:value-type="float" office:value="307.15" calcext:value-type="float">
            <text:p>307.15</text:p>
          </table:table-cell>
          <table:table-cell table:number-columns-repeated="1020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[.B13]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C14] + 273.15" office:value-type="float" office:value="308.15" calcext:value-type="float">
            <text:p>308.15</text:p>
          </table:table-cell>
          <table:table-cell table:number-columns-repeated="1020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[.B14]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C15] + 273.15" office:value-type="float" office:value="309.15" calcext:value-type="float">
            <text:p>309.15</text:p>
          </table:table-cell>
          <table:table-cell table:number-columns-repeated="1020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[.B15]" office:value-type="float" office:value="1" calcext:value-type="float">
            <text:p>1</text:p>
          </table:table-cell>
          <table:table-cell office:value-type="float" office:value="37.5" calcext:value-type="float">
            <text:p>37.5</text:p>
          </table:table-cell>
          <table:table-cell table:formula="of:=[.C16] + 273.15" office:value-type="float" office:value="310.65" calcext:value-type="float">
            <text:p>310.65</text:p>
          </table:table-cell>
          <table:table-cell table:number-columns-repeated="1020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[.B16]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C17] + 273.15" office:value-type="float" office:value="311.15" calcext:value-type="float">
            <text:p>311.15</text:p>
          </table:table-cell>
          <table:table-cell table:number-columns-repeated="1020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[.B17]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C18] + 273.15" office:value-type="float" office:value="312.15" calcext:value-type="float">
            <text:p>312.15</text:p>
          </table:table-cell>
          <table:table-cell table:number-columns-repeated="1020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.B18]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C19] + 273.15" office:value-type="float" office:value="313.15" calcext:value-type="float">
            <text:p>313.15</text:p>
          </table:table-cell>
          <table:table-cell table:number-columns-repeated="1020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[.B19]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C20] + 273.15" office:value-type="float" office:value="314.15" calcext:value-type="float">
            <text:p>314.15</text:p>
          </table:table-cell>
          <table:table-cell table:number-columns-repeated="1020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[.B20]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21] + 273.15" office:value-type="float" office:value="315.15" calcext:value-type="float">
            <text:p>315.15</text:p>
          </table:table-cell>
          <table:table-cell table:number-columns-repeated="1020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[.B21]" office:value-type="float" office:value="1" calcext:value-type="float">
            <text:p>1</text:p>
          </table:table-cell>
          <table:table-cell office:value-type="float" office:value="43.4" calcext:value-type="float">
            <text:p>43.4</text:p>
          </table:table-cell>
          <table:table-cell table:formula="of:=[.C22] + 273.15" office:value-type="float" office:value="316.55" calcext:value-type="float">
            <text:p>316.55</text:p>
          </table:table-cell>
          <table:table-cell table:number-columns-repeated="1020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[.B22]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C23] + 273.15" office:value-type="float" office:value="317.15" calcext:value-type="float">
            <text:p>317.15</text:p>
          </table:table-cell>
          <table:table-cell table:number-columns-repeated="1020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[.B23]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C24] + 273.15" office:value-type="float" office:value="318.15" calcext:value-type="float">
            <text:p>318.15</text:p>
          </table:table-cell>
          <table:table-cell table:number-columns-repeated="1020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B24]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C25] + 273.15" office:value-type="float" office:value="319.15" calcext:value-type="float">
            <text:p>319.15</text:p>
          </table:table-cell>
          <table:table-cell table:number-columns-repeated="1020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[.B25]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C26] + 273.15" office:value-type="float" office:value="320.15" calcext:value-type="float">
            <text:p>320.15</text:p>
          </table:table-cell>
          <table:table-cell table:number-columns-repeated="1020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[.B26]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C27] + 273.15" office:value-type="float" office:value="321.15" calcext:value-type="float">
            <text:p>321.15</text:p>
          </table:table-cell>
          <table:table-cell table:number-columns-repeated="1020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[.B27]" office:value-type="float" office:value="1" calcext:value-type="float">
            <text:p>1</text:p>
          </table:table-cell>
          <table:table-cell office:value-type="float" office:value="49.1" calcext:value-type="float">
            <text:p>49.1</text:p>
          </table:table-cell>
          <table:table-cell table:formula="of:=[.C28] + 273.15" office:value-type="float" office:value="322.25" calcext:value-type="float">
            <text:p>322.25</text:p>
          </table:table-cell>
          <table:table-cell table:number-columns-repeated="1020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[.B28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C29] + 273.15" office:value-type="float" office:value="323.15" calcext:value-type="float">
            <text:p>323.15</text:p>
          </table:table-cell>
          <table:table-cell table:number-columns-repeated="1020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[.B29]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[.C30] + 273.15" office:value-type="float" office:value="324.15" calcext:value-type="float">
            <text:p>324.15</text:p>
          </table:table-cell>
          <table:table-cell table:number-columns-repeated="1020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[.B30]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C31] + 273.15" office:value-type="float" office:value="325.15" calcext:value-type="float">
            <text:p>325.15</text:p>
          </table:table-cell>
          <table:table-cell table:number-columns-repeated="1020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[.B31]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C32] + 273.15" office:value-type="float" office:value="326.15" calcext:value-type="float">
            <text:p>326.15</text:p>
          </table:table-cell>
          <table:table-cell table:number-columns-repeated="1020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[.B32]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C33] + 273.15" office:value-type="float" office:value="327.15" calcext:value-type="float">
            <text:p>327.15</text:p>
          </table:table-cell>
          <table:table-cell table:number-columns-repeated="1020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[.B33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[.C34] + 273.15" office:value-type="float" office:value="328.15" calcext:value-type="float">
            <text:p>328.15</text:p>
          </table:table-cell>
          <table:table-cell table:number-columns-repeated="1020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[.B34]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C35] + 273.15" office:value-type="float" office:value="329.15" calcext:value-type="float">
            <text:p>329.15</text:p>
          </table:table-cell>
          <table:table-cell table:number-columns-repeated="1020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[.B35]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C36] + 273.15" office:value-type="float" office:value="330.15" calcext:value-type="float">
            <text:p>330.15</text:p>
          </table:table-cell>
          <table:table-cell table:number-columns-repeated="1020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[.B36]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C37] + 273.15" office:value-type="float" office:value="331.15" calcext:value-type="float">
            <text:p>331.15</text:p>
          </table:table-cell>
          <table:table-cell table:number-columns-repeated="1020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B37]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C38] + 273.15" office:value-type="float" office:value="332.15" calcext:value-type="float">
            <text:p>332.15</text:p>
          </table:table-cell>
          <table:table-cell table:number-columns-repeated="1020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[.B38]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C39] + 273.15" office:value-type="float" office:value="333.15" calcext:value-type="float">
            <text:p>333.15</text:p>
          </table:table-cell>
          <table:table-cell table:number-columns-repeated="1020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[.B39]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[.C40] + 273.15" office:value-type="float" office:value="334.15" calcext:value-type="float">
            <text:p>334.15</text:p>
          </table:table-cell>
          <table:table-cell table:number-columns-repeated="1020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[.B40]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C41] + 273.15" office:value-type="float" office:value="335.15" calcext:value-type="float">
            <text:p>335.15</text:p>
          </table:table-cell>
          <table:table-cell table:number-columns-repeated="1020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[.B41]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C42] + 273.15" office:value-type="float" office:value="336.15" calcext:value-type="float">
            <text:p>336.15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rience 2 (Refroidissement)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6" table:number-columns-repeated="1020" table:default-cell-style-name="ce2"/>
        <table:table-row table:style-name="ro1">
          <table:table-cell office:value-type="string" calcext:value-type="string">
            <text:p>Pression (hPa)</text:p>
          </table:table-cell>
          <table:table-cell office:value-type="string" calcext:value-type="string">
            <text:p>Incertitude pression (Pa)</text:p>
          </table:table-cell>
          <table:table-cell office:value-type="string" calcext:value-type="string">
            <text:p>Température (°C)</text:p>
          </table:table-cell>
          <table:table-cell office:value-type="string" calcext:value-type="string">
            <text:p>Température (K)</text:p>
          </table:table-cell>
          <table:table-cell table:number-columns-repeated="1020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C2] + 273.15" office:value-type="float" office:value="335.15" calcext:value-type="float">
            <text:p>335.15</text:p>
          </table:table-cell>
          <table:table-cell table:number-columns-repeated="1020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[.B2]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[.C3] + 273.15" office:value-type="float" office:value="334.15" calcext:value-type="float">
            <text:p>334.15</text:p>
          </table:table-cell>
          <table:table-cell table:number-columns-repeated="1020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[.B3]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C4] + 273.15" office:value-type="float" office:value="333.15" calcext:value-type="float">
            <text:p>333.15</text:p>
          </table:table-cell>
          <table:table-cell table:number-columns-repeated="1020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[.B4]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C5] + 273.15" office:value-type="float" office:value="332.15" calcext:value-type="float">
            <text:p>332.15</text:p>
          </table:table-cell>
          <table:table-cell table:number-columns-repeated="1020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[.B5]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C6] + 273.15" office:value-type="float" office:value="331.15" calcext:value-type="float">
            <text:p>331.15</text:p>
          </table:table-cell>
          <table:table-cell table:number-columns-repeated="1020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[.B6]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C7] + 273.15" office:value-type="float" office:value="330.15" calcext:value-type="float">
            <text:p>330.15</text:p>
          </table:table-cell>
          <table:table-cell table:number-columns-repeated="1020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[.B7]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C8] + 273.15" office:value-type="float" office:value="329.15" calcext:value-type="float">
            <text:p>329.15</text:p>
          </table:table-cell>
          <table:table-cell table:number-columns-repeated="1020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[.B8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[.C9] + 273.15" office:value-type="float" office:value="328.15" calcext:value-type="float">
            <text:p>328.15</text:p>
          </table:table-cell>
          <table:table-cell table:number-columns-repeated="1020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[.B9]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C10] + 273.15" office:value-type="float" office:value="327.15" calcext:value-type="float">
            <text:p>327.15</text:p>
          </table:table-cell>
          <table:table-cell table:number-columns-repeated="1020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[.B10]" office:value-type="float" office:value="1" calcext:value-type="float">
            <text:p>1</text:p>
          </table:table-cell>
          <table:table-cell office:value-type="float" office:value="52.9" calcext:value-type="float">
            <text:p>52.9</text:p>
          </table:table-cell>
          <table:table-cell table:formula="of:=[.C11] + 273.15" office:value-type="float" office:value="326.05" calcext:value-type="float">
            <text:p>326.05</text:p>
          </table:table-cell>
          <table:table-cell table:number-columns-repeated="1020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[.B11]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C12] + 273.15" office:value-type="float" office:value="325.15" calcext:value-type="float">
            <text:p>325.15</text:p>
          </table:table-cell>
          <table:table-cell table:number-columns-repeated="1020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[.B12]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[.C13] + 273.15" office:value-type="float" office:value="324.15" calcext:value-type="float">
            <text:p>324.15</text:p>
          </table:table-cell>
          <table:table-cell table:number-columns-repeated="1020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[.B13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C14] + 273.15" office:value-type="float" office:value="323.15" calcext:value-type="float">
            <text:p>323.15</text:p>
          </table:table-cell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14:00:37.315333164</meta:creation-date>
    <dc:date>2022-04-22T15:27:10.606713003</dc:date>
    <meta:editing-duration>PT17M58S</meta:editing-duration>
    <meta:editing-cycles>4</meta:editing-cycles>
    <meta:generator>LibreOffice/7.2.5.2$Linux_X86_64 LibreOffice_project/20$Build-2</meta:generator>
    <meta:document-statistic meta:table-count="3" meta:cell-count="279" meta:object-count="0"/>
  </office:meta>
</office:document-meta>
</file>